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-sans" svg:font-family="nimbus-sans, helvetica, arial, sans-serif"/>
  </office:font-face-decls>
  <office:automatic-styles>
    <style:style style:name="P1" style:family="paragraph" style:parent-style-name="Heading_20_1">
      <style:text-properties fo:font-variant="normal" fo:text-transform="none" fo:color="#212529" loext:opacity="100%" style:font-name="Liberation Serif" fo:font-size="12pt" fo:letter-spacing="normal" fo:font-style="normal" fo:font-weight="normal" officeooo:rsid="000812a0" officeooo:paragraph-rsid="000812a0" style:font-size-asian="12pt" style:font-size-complex="12pt"/>
    </style:style>
    <style:style style:name="P2" style:family="paragraph" style:parent-style-name="Standard">
      <style:text-properties officeooo:paragraph-rsid="000667b1"/>
    </style:style>
    <style:style style:name="P3" style:family="paragraph" style:parent-style-name="Standard">
      <style:text-properties officeooo:rsid="000812a0" officeooo:paragraph-rsid="000812a0"/>
    </style:style>
    <style:style style:name="P4" style:family="paragraph" style:parent-style-name="Text_20_body">
      <style:text-properties fo:font-variant="normal" fo:text-transform="none" fo:color="#212529" loext:opacity="100%" style:font-name="Liberation Serif" fo:font-size="12pt" fo:letter-spacing="normal" fo:font-style="normal" fo:font-weight="normal" officeooo:rsid="000812a0" officeooo:paragraph-rsid="000812a0" style:font-size-asian="12pt" style:font-size-complex="12pt"/>
    </style:style>
    <style:style style:name="T1" style:family="text">
      <style:text-properties officeooo:rsid="00066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rom Krakow to Krypton – jews and comic books</text:span></text:p>
      <text:p text:style-name="Standard"><text:a xlink:type="simple" xlink:href="https://books.google.com/books?id=8aH3H7DC6BQC&amp;lpg=PR9&amp;ots=-POcLiAD0z&amp;dq=jewish%20comic%20books&amp;lr&amp;pg=PP1#v=onepage&amp;q&amp;f=false" text:style-name="Internet_20_link" text:visited-style-name="Visited_20_Internet_20_Link">https://books.google.com/books?id=8aH3H7DC6BQC&amp;lpg=PR9&amp;ots=-POcLiAD0z&amp;dq=jewish%20comic%20books&amp;lr&amp;pg=PP1#v=onepage&amp;q&amp;f=false</text:a></text:p>
      <text:p text:style-name="Standard"/>
      <text:p text:style-name="P3">The Erasure of Black Musicians from Rock n Roll – Baltimore Sun</text:p>
      <text:p text:style-name="P3"><text:a xlink:type="simple" xlink:href="https://www.baltimoresun.com/2020/07/31/the-erasure-of-black-musicians-from-rock-n-roll-commentary/" text:style-name="Internet_20_link" text:visited-style-name="Visited_20_Internet_20_Link">https://www.baltimoresun.com/2020/07/31/the-erasure-of-black-musicians-from-rock-n-roll-commentary/</text:a></text:p>
      <text:p text:style-name="P3"/>
      <text:h text:style-name="P1" text:outline-level="1">The Deep Jewish Legacy of Comic Books and the Superhero Genre – ReformJudaism.org</text:h>
      <text:p text:style-name="P4"><text:a xlink:type="simple" xlink:href="https://reformjudaism.org/reform-jewish-life/arts-culture-travel/deep-jewish-legacy-comic-books-and-superhero-genre" text:style-name="Internet_20_link" text:visited-style-name="Visited_20_Internet_20_Link">https://reformjudaism.org/reform-jewish-life/arts-culture-travel/deep-jewish-legacy-comic-books-and-superhero-genre</text:a></text:p>
      <text:p text:style-name="P4"/>
      <text:p text:style-name="P4">Comic Books are Jewish Literature – Jewish Book Council</text:p>
      <text:p text:style-name="P4"><text:a xlink:type="simple" xlink:href="https://www.jewishbookcouncil.org/pb-daily/comic-books-are-jewish-literature" text:style-name="Internet_20_link" text:visited-style-name="Visited_20_Internet_20_Link">https://www.jewishbookcouncil.org/pb-daily/comic-books-are-jewish-literature</text:a></text:p>
      <text:p text:style-name="P4"/>
      <text:p text:style-name="P4">Jewish Origins of Man of Steel – Independent </text:p>
      <text:p text:style-name="P4"><text:a xlink:type="simple" xlink:href="https://www.independent.co.uk/arts-entertainment/films/features/superman-jewish-origins-film-adaptations-curse-jerry-siegel-christopher-reeve-henry-cavill-a8344461.html" text:style-name="Internet_20_link" text:visited-style-name="Visited_20_Internet_20_Link">https://www.independent.co.uk/arts-entertainment/films/features/superman-jewish-origins-film-adaptations-curse-jerry-siegel-christopher-reeve-henry-cavill-a8344461.html</text:a></text:p>
      <text:p text:style-name="P4"/>
      <text:p text:style-name="P4">Visualizing Jewish Narrative</text:p>
      <text:p text:style-name="P4"><text:a xlink:type="simple" xlink:href="https://books.google.com/books?hl=en&amp;lr=&amp;id=qZUeDAAAQBAJ&amp;oi=fnd&amp;pg=PP1&amp;dq=jewish+comic+books&amp;ots=OSo3JfdqMj&amp;sig=tU9duXaHyVIHwdoAu4AyZfB61BQ#v=onepage&amp;q=jewish%20comic%20books&amp;f=false" text:style-name="Internet_20_link" text:visited-style-name="Visited_20_Internet_20_Link">https://books.google.com/books?hl=en&amp;lr=&amp;id=qZUeDAAAQBAJ&amp;oi=fnd&amp;pg=PP1&amp;dq=jewish+comic+books&amp;ots=OSo3JfdqMj&amp;sig=tU9duXaHyVIHwdoAu4AyZfB61BQ#v=onepage&amp;q=jewish%20comic%20books&amp;f=false</text:a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-sans" svg:font-family="nimbus-sans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20:16:40.508000000</meta:creation-date>
    <dc:date>2024-10-09T20:42:30.036000000</dc:date>
    <meta:editing-duration>PT25M49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2" meta:word-count="55" meta:character-count="1082" meta:non-whitespace-character-count="1033"/>
  </office:meta>
</office:document-meta>
</file>